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40000004B0724BC60D.jpg"/>
  <manifest:file-entry manifest:media-type="image/jpeg" manifest:full-path="Pictures/1000000000000640000004B0DFE26C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3.8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14.105cm" draw:fontwork-distance="0cm" draw:fontwork-start="0cm" draw:fontwork-outline="true" draw:fontwork-shadow="normal" draw:fontwork-shadow-color="#e6e6ff" draw:fontwork-shadow-offset-x="0cm" draw:fontwork-shadow-offset-y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74cm" fo:min-width="26.037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0.63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DejaVu Serif'" style:font-family-generic="roman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'" style:font-family-generic="swiss" style:font-pitch="variable" fo:font-size="28pt" style:font-size-asian="28pt" style:font-size-complex="28pt"/>
    </style:style>
    <style:style style:name="P5" style:family="paragraph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family="'DejaVu Serif'" style:font-family-generic="roman" style:font-pitch="variable"/>
    </style:style>
    <style:style style:name="P8" style:family="paragraph">
      <style:text-properties fo:color="#000000" fo:font-family="'DejaVu Sans'" style:font-family-generic="swiss" style:font-pitch="variable" fo:font-size="26pt" style:font-size-asian="26pt" style:font-size-complex="26pt"/>
    </style:style>
    <style:style style:name="P9" style:family="paragraph">
      <style:paragraph-properties style:line-height-at-least="1.2cm">
        <style:tab-stops/>
      </style:paragraph-properties>
    </style:style>
    <style:style style:name="P10" style:family="paragraph">
      <style:paragraph-properties style:line-height-at-least="1.2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style:line-height-at-least="1.5cm"/>
    </style:style>
    <style:style style:name="P13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4" style:family="paragraph">
      <style:paragraph-properties fo:text-align="start"/>
      <style:text-properties fo:font-family="'DejaVu Serif'" style:font-family-generic="roman" style:font-pitch="variable" fo:font-size="40pt" style:font-size-asian="40pt" style:font-size-complex="40pt"/>
    </style:style>
    <style:style style:name="P15" style:family="paragraph">
      <style:paragraph-properties fo:text-align="center"/>
      <style:text-properties fo:font-family="'DejaVu Serif'" style:font-family-generic="roman" style:font-pitch="variable"/>
    </style:style>
    <style:style style:name="P16" style:family="paragraph">
      <style:paragraph-properties style:line-height-at-least="1.5cm"/>
      <style:text-properties fo:font-size="22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color="#6b0094" fo:font-family="'DejaVu Serif'" style:font-family-generic="roman" style:font-pitch="variable" fo:font-size="36pt" style:font-size-asian="36pt" style:font-size-complex="36pt"/>
    </style:style>
    <style:style style:name="P19" style:family="paragraph">
      <style:paragraph-properties fo:text-align="center"/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6b0094" fo:font-family="'DejaVu Serif'" style:font-family-generic="roman" style:font-pitch="variable" fo:font-size="60pt" style:font-size-asian="60pt" style:font-size-complex="60pt"/>
    </style:style>
    <style:style style:name="T2" style:family="text">
      <style:text-properties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6b0094" fo:font-family="'DejaVu Serif'" style:font-family-generic="roman" style:font-pitch="variable" fo:font-size="20pt" style:font-size-asian="20pt" style:font-size-complex="20pt"/>
    </style:style>
    <style:style style:name="T5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color="#6b0094" fo:font-family="'DejaVu Serif'" style:font-family-generic="roman" style:font-pitch="variable" fo:font-size="44pt" style:font-size-asian="44pt" style:font-size-complex="44pt"/>
    </style:style>
    <style:style style:name="T7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8" style:family="text">
      <style:text-properties fo:color="#000000"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6b0094" fo:font-family="'DejaVu Serif'" style:font-family-generic="roman" style:font-pitch="variable" fo:font-size="40pt" style:font-size-asian="40pt" style:font-size-complex="40pt"/>
    </style:style>
    <style:style style:name="T12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18pt"/>
    </style:style>
    <style:style style:name="T14" style:family="text">
      <style:text-properties fo:font-size="18pt" fo:language="en" fo:country="US"/>
    </style:style>
    <style:style style:name="T15" style:family="text">
      <style:text-properties fo:color="#6b0094" fo:font-family="'DejaVu Serif'" style:font-family-generic="roman" style:font-pitch="variable" fo:font-size="36pt" style:font-size-asian="36pt" style:font-size-complex="36pt"/>
    </style:style>
    <style:style style:name="T16" style:family="text"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4">
        <office:forms form:automatic-focus="false" form:apply-design-mode="false"/>
        <draw:frame presentation:style-name="pr1" draw:text-style-name="P2" draw:layer="layout" svg:width="25.199cm" svg:height="3.507cm" svg:x="1.27cm" svg:y="4.113cm" presentation:class="title" presentation:user-transformed="true">
          <draw:text-box>
            <text:p text:style-name="P1"><text:span text:style-name="T1">Gentoo</text:span></text:p>
          </draw:text-box>
        </draw:frame>
        <draw:frame draw:style-name="gr1" draw:text-style-name="P4" draw:layer="layout" svg:width="12.125cm" svg:height="2.545cm" svg:x="0.635cm" svg:y="1.265cm">
          <draw:text-box>
            <text:p text:style-name="P3"><text:span text:style-name="T2">Αλέξανδρος Αλεξάντερ</text:span></text:p>
            <text:p text:style-name="P3"><text:span text:style-name="T2">wired@gentoo.org</text:span></text:p>
          </draw:text-box>
        </draw:frame>
        <draw:frame draw:style-name="gr2" draw:text-style-name="P5" draw:layer="layout" svg:width="22.592cm" svg:height="2.885cm" svg:x="2.704cm" svg:y="16.51cm">
          <draw:text-box>
            <text:p><text:span text:style-name="T3">Ελληνική Κοινότητα Gentoo Linux </text:span></text:p>
            <text:p text:style-name="P1"><text:span text:style-name="T3">http://www.gentoo-el.org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draw:id="id5">
        <office:forms form:automatic-focus="false" form:apply-design-mode="false"/>
        <draw:frame presentation:style-name="pr1" draw:text-style-name="P7" draw:layer="layout" svg:width="25.199cm" svg:height="3.507cm" svg:x="0.836cm" svg:y="0cm" presentation:class="title" presentation:user-transformed="true">
          <draw:text-box>
            <text:p text:style-name="P3"><text:span text:style-name="T1">Εισαγωγή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4" draw:text-style-name="P8" draw:layer="layout" svg:width="27.371cm" svg:height="15.824cm" svg:x="0.768cm" svg:y="3.861cm">
          <draw:text-box>
            <text:p><text:span text:style-name="T5">Source-based διανομή</text:span></text:p>
            <text:p><text:span text:style-name="T5"/></text:p>
            <text:p><text:span text:style-name="T5">Δεν έχουμε releases αλλά συνεχή updates</text:span></text:p>
            <text:p><text:span text:style-name="T5"><text:tab/></text:span><text:span text:style-name="T5">(overlays -&gt;) testing -&gt; stable</text:span></text:p>
            <text:p><text:span text:style-name="T5"/></text:p>
            <text:p><text:span text:style-name="T5">Portage = powerful Package Manager </text:span></text:p>
            <text:p><text:span text:style-name="T5"><text:tab/></text:span><text:span text:style-name="T5">χρησιμοποιεί απλά bash files (ebuilds) σαν “οδηγίες”</text:span></text:p>
            <text:p><text:span text:style-name="T5"><text:tab/></text:span><text:span text:style-name="T5"><text:tab/></text:span><text:span text:style-name="T5">για να κάνει configure, compile και install πακέτα</text:span></text:p>
            <text:p><text:span text:style-name="T5"/></text:p>
            <text:p><text:span text:style-name="T5">USE flags</text:span></text:p>
            <text:p><text:span text:style-name="T5"><text:tab/></text:span><text:span text:style-name="T5">δυνατότητα πλήρους παραμετροποίησης κάθε πακέτου</text:span></text:p>
            <text:p><text:span text:style-name="T5"/></text:p>
            <text:p><text:span text:style-name="T5"/></text:p>
            <text:p><text:span text:style-name="T5">Κορυφαίο documentation</text:span></text:p>
          </draw:text-box>
        </draw:frame>
        <anim:par presentation:node-type="timing-root">
          <anim:par smil:begin="id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draw:id="id6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Ecosystem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5" draw:text-style-name="P10" draw:layer="layout" svg:width="26.672cm" svg:height="16.852cm" svg:x="0.735cm" svg:y="2.775cm">
          <draw:text-box>
            <text:p text:style-name="P9"><text:span text:style-name="T7"/></text:p>
            <text:p text:style-name="P9"><text:span text:style-name="T7">Gentoo Project</text:span></text:p>
            <text:p text:style-name="P9"><text:span text:style-name="T7"><text:tab/></text:span><text:span text:style-name="T7">Developers</text:span></text:p>
            <text:p text:style-name="P9"><text:span text:style-name="T7"><text:tab/></text:span><text:span text:style-name="T8">Developers</text:span></text:p>
            <text:p text:style-name="P9"><text:span text:style-name="T7"><text:tab/></text:span><text:span text:style-name="T9">Developers</text:span></text:p>
            <text:p text:style-name="P9"><text:span text:style-name="T7"><text:tab/></text:span><text:span text:style-name="T7">Council</text:span></text:p>
            <text:p text:style-name="P9"><text:span text:style-name="T7"><text:tab/></text:span><text:span text:style-name="T7">Developer Relations</text:span></text:p>
            <text:p text:style-name="P9"><text:span text:style-name="T7"><text:tab/></text:span><text:span text:style-name="T7">Foundation</text:span></text:p>
            <text:p text:style-name="P9"><text:span text:style-name="T7"><text:tab/></text:span><text:span text:style-name="T7">Infrastructure</text:span></text:p>
            <text:p text:style-name="P9"><text:span text:style-name="T7"><text:tab/></text:span><text:span text:style-name="T7">Recruiters</text:span></text:p>
            <text:p text:style-name="P9"><text:span text:style-name="T7"><text:tab/></text:span><text:span text:style-name="T7">Security</text:span></text:p>
            <text:p text:style-name="P9"><text:span text:style-name="T7"><text:tab/></text:span><text:span text:style-name="T7">QA</text:span></text:p>
            <text:p text:style-name="P9"><text:span text:style-name="T7"><text:tab/></text:span><text:span text:style-name="T7">Sub-projects για σύνολα πακέτων (π.χ. Qt, KDE, GNOME, Kernel)</text:span></text:p>
          </draw:text-box>
        </draw:frame>
        <anim:par presentation:node-type="timing-root">
          <anim:par smil:begin="id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draw:id="id7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Developers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6" draw:text-style-name="P13" draw:layer="layout" svg:width="26.57cm" svg:height="18.251cm" svg:x="0.735cm" svg:y="2.833cm">
          <draw:text-box>
            <text:p text:style-name="P12"><text:span text:style-name="T10">Η δύναμη του Gentoo</text:span></text:p>
            <text:p text:style-name="P12"><text:span text:style-name="T7"/></text:p>
            <text:p text:style-name="P12"><text:span text:style-name="T7">Προσθέτουν και συντηρούν πακέτα</text:span></text:p>
            <text:p text:style-name="P12"><text:span text:style-name="T7"/></text:p>
            <text:p text:style-name="P12"><text:span text:style-name="T7">Συμμετέχουν σε τεχνικές και μη συζητήσεις που αφορούν</text:span></text:p>
            <text:p text:style-name="P12"><text:span text:style-name="T7"><text:tab/></text:span><text:span text:style-name="T7">το Gentoo</text:span></text:p>
            <text:p text:style-name="P12"><text:span text:style-name="T7"/></text:p>
            <text:p text:style-name="P12"><text:span text:style-name="T7">Είναι υπεύθυνοι για την επίλυση προβλημάτων που αφορούν τα</text:span></text:p>
            <text:p text:style-name="P12"><text:span text:style-name="T7"><text:tab/></text:span><text:span text:style-name="T7">πακέτα συντηρούν.</text:span></text:p>
            <text:p text:style-name="P12"><text:span text:style-name="T7"/></text:p>
            <text:p text:style-name="P12"><text:span text:style-name="T10">Ποτέ δεν είναι αρκετοί!</text:span></text:p>
            <text:p text:style-name="P12"><text:span text:style-name="T7"><text:tab/></text:span></text:p>
          </draw:text-box>
        </draw:frame>
        <draw:frame draw:style-name="gr7" draw:layer="layout" svg:width="0.502cm" svg:height="1.187cm" svg:x="6.237cm" svg:y="6.985cm">
          <draw:text-box>
            <text:p/>
          </draw:text-box>
        </draw:frame>
        <anim:par presentation:node-type="timing-root">
          <anim:par smil:begin="id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draw:id="id8">
        <office:forms form:automatic-focus="false" form:apply-design-mode="false"/>
        <draw:frame presentation:style-name="pr1" draw:text-style-name="P14" draw:layer="layout" svg:width="25.199cm" svg:height="3.507cm" svg:x="0.901cm" svg:y="0.138cm" presentation:class="title" presentation:user-transformed="true">
          <draw:text-box>
            <text:p text:style-name="P3"><text:span text:style-name="T11">Gentoo Developer: γιατί;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8" draw:text-style-name="P13" draw:layer="layout" svg:width="26.57cm" svg:height="16.852cm" svg:x="0.735cm" svg:y="3.075cm">
          <draw:text-box>
            <text:list text:style-name="L1">
              <text:list-header>
                <text:p text:style-name="P12"><text:span text:style-name="T12"/></text:p>
              </text:list-header>
            </text:list>
            <text:p text:style-name="P12"><text:span text:style-name="T12">ενδιαφέρουσες προκλήσεις</text:span></text:p>
            <text:list text:continue-numbering="true" text:style-name="L1">
              <text:list-header>
                <text:p text:style-name="P12"><text:span text:style-name="T12"/></text:p>
                <text:p text:style-name="P12"><text:span text:style-name="T12"/></text:p>
              </text:list-header>
            </text:list>
            <text:p text:style-name="P12"><text:span text:style-name="T12">συνεργασία με ανθρώπους υψηλού επιπέδου</text:span></text:p>
            <text:list text:continue-numbering="true" text:style-name="L1">
              <text:list-header>
                <text:p text:style-name="P12"><text:span text:style-name="T12"/></text:p>
                <text:p text:style-name="P12"><text:span text:style-name="T12"/></text:p>
              </text:list-header>
            </text:list>
            <text:p text:style-name="P12"><text:span text:style-name="T10">δυνατότητα βελτίωσης της αγαπημένης μας διανομής</text:span></text:p>
          </draw:text-box>
        </draw:frame>
        <anim:par presentation:node-type="timing-root">
          <anim:par smil:begin="id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draw:id="id9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Developer: πώς;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9" draw:text-style-name="P13" draw:layer="layout" svg:width="26.57cm" svg:height="16.852cm" svg:x="0.735cm" svg:y="3.075cm">
          <draw:text-box>
            <text:p text:style-name="P12"><text:span text:style-name="T12">Για να γίνει κάποιος Gentoo Developer</text:span></text:p>
            <text:p text:style-name="P12"><text:span text:style-name="T12"><text:tab/></text:span><text:span text:style-name="T12">βρίσκει μέντορα</text:span></text:p>
            <text:p text:style-name="P12"><text:span text:style-name="T12"><text:tab/></text:span><text:span text:style-name="T12">διαβάζει το Developer's Documentation</text:span></text:p>
            <text:p text:style-name="P12"><text:span text:style-name="T12"><text:tab/></text:span><text:span text:style-name="T12">εξασκείται</text:span></text:p>
            <text:p text:style-name="P12"><text:span text:style-name="T12"><text:tab/></text:span><text:span text:style-name="T12">απαντάει στα λεγόμενα “ebuild quiz” και “end quiz”</text:span></text:p>
            <text:p text:style-name="P12"><text:span text:style-name="T12"><text:tab/></text:span><text:span text:style-name="T12">ένας Gentoo Recruiter αναλαμβάνει τον υποψήφιο και τον</text:span></text:p>
            <text:p text:style-name="P12"><text:span text:style-name="T12"><text:tab/></text:span><text:span text:style-name="T12"><text:tab/></text:span><text:span text:style-name="T12">περνάει από έναν αριθμό συνεδριών</text:span></text:p>
            <text:p text:style-name="P12"><text:span text:style-name="T12"><text:tab/></text:span><text:span text:style-name="T12">όταν κριθεί ότι ο υποψήφιος είναι έτοιμος, γίνεται Developer</text:span></text:p>
            <text:p text:style-name="P12"><text:span text:style-name="T12"/></text:p>
            <text:p text:style-name="P12"><text:span text:style-name="T12">Σκοπός της διαδικασίας είναι να φέρει τους υποψηφίους στο</text:span></text:p>
            <text:p text:style-name="P12"><text:span text:style-name="T12">κατάλληλο για το Gentoo επίπεδο, ΌΧΙ να τους αποθαρρύνει.</text:span></text:p>
          </draw:text-box>
        </draw:frame>
        <anim:par presentation:node-type="timing-root">
          <anim:par smil:begin="id9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draw:id="id10">
        <office:forms form:automatic-focus="false" form:apply-design-mode="false"/>
        <draw:frame presentation:style-name="pr1" draw:text-style-name="P14" draw:layer="layout" svg:width="25.199cm" svg:height="3.507cm" svg:x="0.901cm" svg:y="0.138cm" presentation:class="title" presentation:user-transformed="true">
          <draw:text-box>
            <text:p text:style-name="P3"><text:span text:style-name="T11">Gentoo Developer: και μετά;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0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12"><text:s/></text:span><text:span text:style-name="T12">Πρόσβαση στο κεντρικό δέντρο του Gentoo.</text:span></text:p>
              </text:list-item>
              <text:list-item>
                <text:p text:style-name="P12"><text:span text:style-name="T12"><text:s/></text:span><text:span text:style-name="T12">Εισαγωγή νέων πακέτων.</text:span></text:p>
              </text:list-item>
              <text:list-item>
                <text:p text:style-name="P12"><text:span text:style-name="T12"><text:s/></text:span><text:span text:style-name="T12">Συντήρηση / ανανέωση υπαρχόντων πακέτων (αφού πάρουμε το</text:span></text:p>
                <text:p text:style-name="P12"><text:span text:style-name="T12"><text:s/></text:span><text:span text:style-name="T12">ΟΚ από τους maintainers αν δεν είναι “δικά μας”).</text:span></text:p>
              </text:list-item>
              <text:list-item>
                <text:p text:style-name="P12"><text:span text:style-name="T12"><text:s/></text:span><text:span text:style-name="T12">Είσοδος σε sub-projects που μας ενδιαφέρουν (KDE, Qt) για να</text:span></text:p>
                <text:p text:style-name="P12"><text:span text:style-name="T12"><text:s/></text:span><text:span text:style-name="T12">βοηθήσουμε.</text:span></text:p>
              </text:list-item>
              <text:list-item>
                <text:p text:style-name="P12"><text:span text:style-name="T12"><text:s/></text:span><text:span text:style-name="T12">BUGS</text:span></text:p>
              </text:list-item>
              <text:list-item>
                <text:p text:style-name="P12"><text:span text:style-name="T12"><text:s/></text:span><text:span text:style-name="T12">Δικαίωμα ψήφου και υποψηφιότητας στις εκλογές</text:span></text:p>
                <text:p text:style-name="P12"><text:span text:style-name="T12"><text:s/></text:span><text:span text:style-name="T12">για το Gentoo Council</text:span></text:p>
                <text:p text:style-name="P12"><text:span text:style-name="T12"/></text:p>
              </text:list-item>
              <text:list-item>
                <text:p text:style-name="P12"><text:span text:style-name="T12"><text:s/></text:span><text:span text:style-name="T12">Εμπειρία ζωής ;)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draw:id="id11">
        <office:forms form:automatic-focus="false" form:apply-design-mode="false"/>
        <draw:frame presentation:style-name="pr1" draw:text-style-name="P15" draw:layer="layout" svg:width="25.199cm" svg:height="3.507cm" svg:x="1.471cm" svg:y="3.81cm" presentation:class="title" presentation:user-transformed="true">
          <draw:text-box>
            <text:p text:style-name="P1"><text:span text:style-name="T6">Ερωτήσεις / Συζήτηση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1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draw:id="id12">
        <office:forms form:automatic-focus="false" form:apply-design-mode="false"/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6">portage</text:span></text:p>
          </draw:text-box>
        </draw:frame>
        <draw:frame presentation:style-name="pr2" draw:text-style-name="P6" draw:layer="layout" svg:width="10.16cm" svg:height="0.822cm" svg:x="9.526cm" svg:y="20.138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1" draw:text-style-name="P13" draw:layer="layout" svg:width="27.082cm" svg:height="16.852cm" svg:x="0.736cm" svg:y="3.076cm">
          <draw:text-box>
            <text:list text:style-name="L1">
              <text:list-item>
                <text:p text:style-name="P12"><text:span text:style-name="T10"><text:s/></text:span><text:span text:style-name="T10">έξυπνος package manager</text:span></text:p>
              </text:list-item>
              <text:list-item>
                <text:p text:style-name="P12"><text:span text:style-name="T10"><text:s/></text:span><text:span text:style-name="T10">δομημένο, κατανοητό output</text:span></text:p>
              </text:list-item>
              <text:list-item>
                <text:p text:style-name="P12"><text:span text:style-name="T10"><text:s/></text:span><text:span text:style-name="T12">διαχειρίζεται μόνος του τα dependencies</text:span></text:p>
              </text:list-item>
              <text:list-item>
                <text:p text:style-name="P12"><text:span text:style-name="T12"><text:s/></text:span><text:span text:style-name="T12">πλήρως παραμετροποιήσιμος</text:span></text:p>
              </text:list-item>
              <text:list-item>
                <text:p text:style-name="P12"><text:span text:style-name="T12"><text:s/></text:span><text:span text:style-name="T12">USE flags ανά πακέτο: επιτρέπουν την επιλογή των</text:span></text:p>
                <text:p text:style-name="P12"><text:span text:style-name="T12"><text:s/></text:span><text:span text:style-name="T12">χαρακτηριστικών που μας ενδιαφέρουν, απενεργοποιώντας τα</text:span></text:p>
                <text:p text:style-name="P12"><text:span text:style-name="T12"><text:s/></text:span><text:span text:style-name="T12">υπόλοιπα πριν την μεταγλώττιση! Με αυτόν τον τρόπο μειώνονται</text:span></text:p>
                <text:p text:style-name="P12"><text:span text:style-name="T12"><text:s/></text:span><text:span text:style-name="T12">τα dependencies και οι βιβλιοθήκες που φορτώνονται.</text:span></text:p>
              </text:list-item>
              <text:list-item>
                <text:p text:style-name="P12"><text:span text:style-name="T12"><text:s/></text:span><text:span text:style-name="T12">χρησιμοποιείται και για το Chrome OS ;)</text:span></text:p>
                <text:p text:style-name="P12"><text:span text:style-name="T12"/></text:p>
              </text:list-item>
              <text:list-item>
                <text:p text:style-name="P12"><text:span text:style-name="T10"><text:s/></text:span><text:span text:style-name="T10">live παράδειγμα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draw:id="id13">
        <office:forms form:automatic-focus="false" form:apply-design-mode="false"/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6">ebuilds</text:span></text:p>
          </draw:text-box>
        </draw:frame>
        <draw:frame presentation:style-name="pr2" draw:text-style-name="P6" draw:layer="layout" svg:width="10.16cm" svg:height="0.822cm" svg:x="9.526cm" svg:y="20.138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2" draw:text-style-name="P13" draw:layer="layout" svg:width="26.888cm" svg:height="16.852cm" svg:x="0.736cm" svg:y="3.076cm">
          <draw:text-box>
            <text:list text:style-name="L1">
              <text:list-item>
                <text:p text:style-name="P16"><text:span text:style-name="T7"><text:s/></text:span><text:span text:style-name="T10">bash</text:span><text:span text:style-name="T7"> αρχεία</text:span></text:p>
              </text:list-item>
              <text:list-item>
                <text:p text:style-name="P16"><text:span text:style-name="T7"><text:s/></text:span><text:span text:style-name="T7">περιγράφουν τις ενέργειες που απαιτούνται για την εγκατάσταση</text:span></text:p>
                <text:p text:style-name="P16"><text:span text:style-name="T7"><text:s/></text:span><text:span text:style-name="T7">ενός πακέτου</text:span></text:p>
              </text:list-item>
              <text:list-item>
                <text:p text:style-name="P16"><text:span text:style-name="T7"><text:s/></text:span><text:span text:style-name="T7">πολλά πράγματα είναι pre-defined </text:span><text:span text:style-name="T10">στο portage και σε eclasses</text:span></text:p>
                <text:p text:style-name="P16"><text:span text:style-name="T7"/></text:p>
              </text:list-item>
              <text:list-item>
                <text:p text:style-name="P16"><text:span text:style-name="T10"><text:s/></text:span><text:span text:style-name="T10">παράδειγμα ενός ebuild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draw:id="id14">
        <office:forms form:automatic-focus="false" form:apply-design-mode="false"/>
        <draw:rect draw:style-name="gr13" draw:text-style-name="P17" draw:layer="layout" svg:width="5.145cm" svg:height="1cm" svg:x="12cm" svg:y="3.5cm">
          <text:p text:style-name="P1"><text:span text:style-name="T13">Μέλη Gentoo-el</text:span></text:p>
        </draw:rect>
        <draw:rect draw:style-name="gr13" draw:text-style-name="P17" draw:id="id1" draw:layer="layout" svg:width="4cm" svg:height="1cm" svg:x="7cm" svg:y="6.5cm">
          <text:p text:style-name="P1"><text:span text:style-name="T13">Developers</text:span></text:p>
        </draw:rect>
        <draw:rect draw:style-name="gr13" draw:text-style-name="P17" draw:id="id3" draw:layer="layout" svg:width="3.5cm" svg:height="1cm" svg:x="20.5cm" svg:y="7cm">
          <text:p text:style-name="P1"><text:span text:style-name="T13">Users</text:span></text:p>
        </draw:rect>
        <draw:line draw:style-name="gr14" draw:text-style-name="P1" draw:layer="layout" svg:x1="12cm" svg:y1="4.5cm" svg:x2="9.5cm" svg:y2="6.5cm">
          <text:p/>
        </draw:line>
        <draw:line draw:style-name="gr14" draw:text-style-name="P1" draw:layer="layout" svg:x1="17.145cm" svg:y1="4.445cm" svg:x2="22.5cm" svg:y2="7cm">
          <text:p/>
        </draw:line>
        <draw:rect draw:style-name="gr13" draw:text-style-name="P17" draw:layer="layout" svg:width="1.5cm" svg:height="1cm" svg:x="3.5cm" svg:y="8.5cm">
          <text:p text:style-name="P1"><text:span text:style-name="T13">Qt</text:span></text:p>
        </draw:rect>
        <draw:rect draw:style-name="gr13" draw:text-style-name="P17" draw:layer="layout" svg:width="2cm" svg:height="1cm" svg:x="2.5cm" svg:y="7cm">
          <text:p text:style-name="P1"><text:span text:style-name="T13">KDE</text:span></text:p>
        </draw:rect>
        <draw:rect draw:style-name="gr13" draw:text-style-name="P17" draw:layer="layout" svg:width="2cm" svg:height="1cm" svg:x="4cm" svg:y="10cm">
          <text:p text:style-name="P1"><text:span text:style-name="T13">Kernel</text:span></text:p>
        </draw:rect>
        <draw:rect draw:style-name="gr13" draw:text-style-name="P17" draw:layer="layout" svg:width="2.5cm" svg:height="1cm" svg:x="6cm" svg:y="11cm">
          <text:p text:style-name="P1"><text:span text:style-name="T13">Lisp</text:span></text:p>
        </draw:rect>
        <draw:rect draw:style-name="gr13" draw:text-style-name="P17" draw:layer="layout" svg:width="2cm" svg:height="1cm" svg:x="10cm" svg:y="10.5cm">
          <text:p text:style-name="P1"><text:span text:style-name="T13">Planet</text:span></text:p>
        </draw:rect>
        <draw:rect draw:style-name="gr13" draw:text-style-name="P17" draw:layer="layout" svg:width="2.5cm" svg:height="1cm" svg:x="11.5cm" svg:y="7cm">
          <text:p text:style-name="P1"><text:span text:style-name="T13">Sunrise</text:span></text:p>
        </draw:rect>
        <draw:rect draw:style-name="gr13" draw:text-style-name="P17" draw:layer="layout" svg:width="4.5cm" svg:height="1.5cm" svg:x="11cm" svg:y="8.5cm">
          <text:p text:style-name="P1"><text:span text:style-name="T14">Mentors</text:span><text:span text:style-name="T13">/</text:span></text:p>
          <text:p text:style-name="P1"><text:span text:style-name="T13">Recruiters</text:span></text:p>
        </draw:rect>
        <draw:line draw:style-name="gr14" draw:text-style-name="P1" draw:layer="layout" svg:x1="7cm" svg:y1="7cm" svg:x2="4.5cm" svg:y2="7.5cm">
          <text:p/>
        </draw:line>
        <draw:line draw:style-name="gr14" draw:text-style-name="P1" draw:layer="layout" svg:x1="7cm" svg:y1="7.5cm" svg:x2="5cm" svg:y2="9cm">
          <text:p/>
        </draw:line>
        <draw:line draw:style-name="gr14" draw:text-style-name="P1" draw:layer="layout" svg:x1="8cm" svg:y1="7.5cm" svg:x2="5cm" svg:y2="10cm">
          <text:p/>
        </draw:line>
        <draw:line draw:style-name="gr14" draw:text-style-name="P1" draw:layer="layout" svg:x1="8cm" svg:y1="7.5cm" svg:x2="7cm" svg:y2="11cm">
          <text:p/>
        </draw:line>
        <draw:line draw:style-name="gr14" draw:text-style-name="P1" draw:layer="layout" svg:x1="9.5cm" svg:y1="7.5cm" svg:x2="10.5cm" svg:y2="10.5cm">
          <text:p/>
        </draw:line>
        <draw:line draw:style-name="gr14" draw:text-style-name="P1" draw:layer="layout" svg:x1="10.5cm" svg:y1="7.5cm" svg:x2="11cm" svg:y2="9cm">
          <text:p/>
        </draw:line>
        <draw:line draw:style-name="gr14" draw:text-style-name="P1" draw:layer="layout" svg:x1="11cm" svg:y1="7cm" svg:x2="11.5cm" svg:y2="7.5cm">
          <text:p/>
        </draw:line>
        <draw:ellipse draw:style-name="gr13" draw:text-style-name="P17" draw:id="id2" draw:layer="layout" svg:width="5.5cm" svg:height="3.5cm" svg:x="12.5cm" svg:y="14.5cm">
          <text:list text:style-name="L1">
            <text:list-item>
              <text:p text:style-name="P1"><text:span text:style-name="T13">Documentation</text:span></text:p>
            </text:list-item>
            <text:list-item>
              <text:p text:style-name="P1"><text:span text:style-name="T13">Translations</text:span></text:p>
            </text:list-item>
            <text:list-item>
              <text:p text:style-name="P1"><text:span text:style-name="T13">Overlays</text:span></text:p>
            </text:list-item>
          </text:list>
        </draw:ellipse>
        <draw:connector draw:style-name="gr15" draw:text-style-name="P1" draw:layer="layout" svg:x1="9cm" svg:y1="7.5cm" svg:x2="12.5cm" svg:y2="16.25cm" draw:start-shape="id1" draw:start-glue-point="2" draw:end-shape="id2" draw:end-glue-point="3" svg:d="m9000 7500v8750h3500">
          <text:p/>
        </draw:connector>
        <draw:connector draw:style-name="gr15" draw:text-style-name="P1" draw:layer="layout" svg:x1="22.25cm" svg:y1="8cm" svg:x2="18cm" svg:y2="16.25cm" draw:start-shape="id3" draw:start-glue-point="2" draw:end-shape="id2" draw:end-glue-point="1" svg:d="m22250 8000v8250h-4250">
          <text:p/>
        </draw:connector>
        <draw:rect draw:style-name="gr13" draw:text-style-name="P17" draw:layer="layout" svg:width="3.5cm" svg:height="1cm" svg:x="2.5cm" svg:y="5.5cm">
          <text:p text:style-name="P1"><text:span text:style-name="T13">Arch Teams</text:span></text:p>
        </draw:rect>
        <draw:line draw:style-name="gr14" draw:text-style-name="P1" draw:layer="layout" svg:x1="7cm" svg:y1="7cm" svg:x2="6cm" svg:y2="6.5cm">
          <text:p/>
        </draw:line>
        <draw:rect draw:style-name="gr13" draw:text-style-name="P17" draw:layer="layout" svg:width="4.5cm" svg:height="1cm" svg:x="17.5cm" svg:y="9cm">
          <text:p text:style-name="P1"><text:span text:style-name="T13">Power Users</text:span></text:p>
        </draw:rect>
        <draw:rect draw:style-name="gr13" draw:text-style-name="P17" draw:layer="layout" svg:width="3.5cm" svg:height="1cm" svg:x="24cm" svg:y="9cm">
          <text:p text:style-name="P1"><text:span text:style-name="T13">New users</text:span></text:p>
        </draw:rect>
        <draw:line draw:style-name="gr14" draw:text-style-name="P1" draw:layer="layout" svg:x1="21cm" svg:y1="8cm" svg:x2="19.5cm" svg:y2="9cm">
          <text:p/>
        </draw:line>
        <draw:line draw:style-name="gr14" draw:text-style-name="P1" draw:layer="layout" svg:x1="24cm" svg:y1="7.5cm" svg:x2="26cm" svg:y2="9cm">
          <text:p/>
        </draw:line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6">Gentoo &amp; Gentoo-el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draw:id="id15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Developers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6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7"><text:s/></text:span><text:span text:style-name="T7">Έξι (6) Έλληνες Gentoo Developers</text:span></text:p>
                <text:list>
                  <text:list-header>
                    <text:p text:style-name="P12"><text:span text:style-name="T10">asn</text:span></text:p>
                    <text:p text:style-name="P12"><text:span text:style-name="T10">deathwing00</text:span></text:p>
                    <text:p text:style-name="P12"><text:span text:style-name="T10">hwoarang</text:span></text:p>
                    <text:p text:style-name="P12"><text:span text:style-name="T10">pchrist</text:span></text:p>
                    <text:p text:style-name="P12"><text:span text:style-name="T10">tampakrap</text:span></text:p>
                    <text:p text:style-name="P12"><text:span text:style-name="T10">wired</text:span></text:p>
                  </text:list-header>
                </text:list>
              </text:list-item>
              <text:list-item>
                <text:p text:style-name="P12"><text:span text:style-name="T7"><text:s/></text:span><text:span text:style-name="T7">Όλο και περισσότεροι users έρχονται στην παρέα μας</text:span></text:p>
              </text:list-item>
              <text:list-item>
                <text:p text:style-name="P12"><text:span text:style-name="T7"><text:s/></text:span><text:span text:style-name="T7">Ελάτε να γίνουμε ακόμα περισσότεροι ;)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draw:id="id16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-el.org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7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7"><text:s/></text:span><text:span text:style-name="T7">Μπορείτε να μας βρείτε:</text:span></text:p>
                <text:list>
                  <text:list-header>
                    <text:p text:style-name="P12"><text:span text:style-name="T7">IRC: </text:span><text:span text:style-name="T10">#gentoo-el @ freenode</text:span></text:p>
                    <text:p text:style-name="P12"><text:span text:style-name="T7">Web: </text:span><text:span text:style-name="T10"><text:a xlink:href="http://www.gentoo-el.org/">http://www.gentoo-el.org</text:a></text:span></text:p>
                  </text:list-header>
                  <text:list-item>
                    <text:p text:style-name="P12"><text:span text:style-name="T7">E-mail: </text:span><text:span text:style-name="T10"><text:a xlink:href="mailto:contact@gentoo-el.org">contact@gentoo-el.org</text:a></text:span></text:p>
                    <text:p text:style-name="P12"><text:span text:style-name="T7">Gentoo Greek Users Mailing List:</text:span></text:p>
                    <text:list>
                      <text:list-item>
                        <text:list>
                          <text:list-header>
                            <text:p text:style-name="P12"><text:span text:style-name="T10"><text:a xlink:href="mailto:gentoo-user-el@lists.gentoo.org">gentoo-user-el@lists.gentoo.org</text:a></text:span></text:p>
                            <text:p text:style-name="P12"><text:span text:style-name="T7">Για να γραφτείτε, στείλτε άδειο μήνυμα στο: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7"><text:tab/></text:span><text:span text:style-name="T7"><text:tab/></text:span><text:span text:style-name="T7"><text:tab/></text:span><text:span text:style-name="T10"><text:a xlink:href="mailto:gentoo-user-el+subscribe@lists.gentoo.org">gentoo-user-el+subscribe@lists.gentoo.org</text:a></text:span></text:p>
            <text:p text:style-name="P12"><text:span text:style-name="T7"><text:tab/></text:span><text:span text:style-name="T7"><text:tab/></text:span><text:span text:style-name="T7">Για τα archives</text:span></text:p>
            <text:p text:style-name="P12"><text:span text:style-name="T10"><text:tab/></text:span><text:span text:style-name="T10"><text:tab/></text:span><text:span text:style-name="T10"><text:tab/></text:span><text:span text:style-name="T10">http://archives.gentoo.org/gentoo-user-el/</text:span></text:p>
            <text:list text:continue-numbering="true" text:style-name="L1">
              <text:list-item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draw:id="id17">
        <office:forms form:automatic-focus="false" form:apply-design-mode="false"/>
        <draw:frame draw:style-name="gr18" draw:text-style-name="P18" draw:layer="layout" svg:width="9.663cm" svg:height="1.729cm" svg:x="9.169cm" svg:y="1.2cm">
          <draw:text-box>
            <text:p><text:span text:style-name="T15">Ευχαριστούμε</text:span></text:p>
          </draw:text-box>
        </draw:frame>
        <draw:custom-shape draw:style-name="gr19" draw:text-style-name="P19" draw:layer="layout" svg:width="14cm" svg:height="3.5cm" svg:x="6.5cm" svg:y="3.5cm">
          <text:p text:style-name="P1"><text:span text:style-name="T16">emerge -uDNav world --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640000004B0DFE26C84.jpg" xlink:type="simple" xlink:show="embed" xlink:actuate="onLoad"/>
    <draw:fill-image draw:name="Bitmape_20_2" draw:display-name="Bitmape 2" xlink:href="Pictures/1000000000000640000004B0724BC60D.jpg" xlink:type="simple" xlink:show="embed" xlink:actuate="onLoad"/>
    <draw:fill-image draw:name="background" xlink:href="Pictures/1000000000000640000004B0DFE26C8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Alexander</meta:initial-creator>
    <meta:creation-date>2010-04-19T22:07:13</meta:creation-date>
    <meta:editing-duration>PT05H08M26S</meta:editing-duration>
    <meta:editing-cycles>51</meta:editing-cycles>
    <dc:date>2010-10-09T11:59:00</dc:date>
    <dc:creator>Alex Alexander</dc:creator>
    <meta:generator>OpenOffice.org/3.2$Unix OpenOffice.org_project/320m18$Build-9502</meta:generator>
    <meta:document-statistic meta:object-count="119"/>
  </office:meta>
</office:document-meta>
</file>